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B000001094CD51FF435A583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f9c" officeooo:paragraph-rsid="00076f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</text:p>
      <text:p text:style-name="P1"><draw:frame draw:style-name="fr1" draw:name="Image1" text:anchor-type="char" svg:width="6.6929in" svg:height="1.9217in" draw:z-index="0"><draw:image xlink:href="Pictures/100002010000039B000001094CD51FF435A583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22:58:10.350732763</meta:creation-date>
    <dc:date>2022-02-13T22:59:20.395411097</dc:date>
    <meta:editing-duration>PT1M10S</meta:editing-duration>
    <meta:editing-cycles>1</meta:editing-cycles>
    <meta:document-statistic meta:table-count="0" meta:image-count="1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